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Frame.ScopeFrame( OScope scopeDef , Long scopeInstanceId , ScopeFrame parent , Set &lt; CompensationHandler &gt; visibleCompensationHandlers , InstanceGlobals glob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Frame.resolve( OPartnerLink partner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rame.resolve( OScope . CorrelationSet 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rame.resolve( OScope . Variable var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Frame.find( OScope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Frame.get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Frame.fillEventInfo( Scop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opeFram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opeFrame.ScopeFrame( OScope scopeDef , Long scopeInstanceId , ScopeFrame parent , Set &lt; CompensationHandler &gt; visibleCompensation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rame.resolve( String correl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Frame.ScopeFrame( OScope scopeDef , Long scopeInstanceId , ScopeFrame parent , Set &lt; CompensationHandler &gt; visibleCompensationHandlers , FaultData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